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2530f7"/>
    </style:style>
    <style:style style:name="P2" style:family="paragraph" style:parent-style-name="Standard">
      <style:text-properties officeooo:rsid="002ebb1f" officeooo:paragraph-rsid="002ebb1f"/>
    </style:style>
    <style:style style:name="P3" style:family="paragraph" style:parent-style-name="Standard">
      <style:text-properties officeooo:rsid="0030c232" officeooo:paragraph-rsid="0030c232"/>
    </style:style>
    <style:style style:name="P4" style:family="paragraph" style:parent-style-name="Standard">
      <style:text-properties officeooo:rsid="0035ca45" officeooo:paragraph-rsid="0035ca45"/>
    </style:style>
    <style:style style:name="P5" style:family="paragraph" style:parent-style-name="Standard">
      <style:text-properties officeooo:rsid="0035ca45" officeooo:paragraph-rsid="00658ecc"/>
    </style:style>
    <style:style style:name="P6" style:family="paragraph" style:parent-style-name="Standard">
      <style:text-properties officeooo:rsid="003de829" officeooo:paragraph-rsid="003de829"/>
    </style:style>
    <style:style style:name="P7" style:family="paragraph" style:parent-style-name="Standard">
      <style:text-properties officeooo:rsid="00418f3a" officeooo:paragraph-rsid="00418f3a"/>
    </style:style>
    <style:style style:name="P8" style:family="paragraph" style:parent-style-name="Standard">
      <style:text-properties officeooo:rsid="0043d40d" officeooo:paragraph-rsid="0043d40d"/>
    </style:style>
    <style:style style:name="P9" style:family="paragraph" style:parent-style-name="Standard">
      <style:text-properties officeooo:rsid="0045033d" officeooo:paragraph-rsid="0045033d"/>
    </style:style>
    <style:style style:name="P10" style:family="paragraph" style:parent-style-name="Standard">
      <style:text-properties officeooo:rsid="0046e637" officeooo:paragraph-rsid="0046e637"/>
    </style:style>
    <style:style style:name="P11" style:family="paragraph" style:parent-style-name="Standard">
      <style:text-properties officeooo:rsid="0047d99d" officeooo:paragraph-rsid="0047d99d"/>
    </style:style>
    <style:style style:name="P12" style:family="paragraph" style:parent-style-name="Standard">
      <style:text-properties officeooo:rsid="004945eb" officeooo:paragraph-rsid="004945eb"/>
    </style:style>
    <style:style style:name="P13" style:family="paragraph" style:parent-style-name="Standard">
      <style:text-properties officeooo:rsid="004a7295" officeooo:paragraph-rsid="004a7295"/>
    </style:style>
    <style:style style:name="P14" style:family="paragraph" style:parent-style-name="Standard">
      <style:text-properties officeooo:rsid="004a7295" officeooo:paragraph-rsid="009f43d9"/>
    </style:style>
    <style:style style:name="P15" style:family="paragraph" style:parent-style-name="Standard">
      <style:text-properties officeooo:rsid="004c1650" officeooo:paragraph-rsid="004c1650"/>
    </style:style>
    <style:style style:name="P16" style:family="paragraph" style:parent-style-name="Standard">
      <style:text-properties officeooo:rsid="004e300d" officeooo:paragraph-rsid="004e300d"/>
    </style:style>
    <style:style style:name="P17" style:family="paragraph" style:parent-style-name="Standard">
      <style:text-properties officeooo:rsid="004eefa6" officeooo:paragraph-rsid="004eefa6"/>
    </style:style>
    <style:style style:name="P18" style:family="paragraph" style:parent-style-name="Standard">
      <style:text-properties officeooo:rsid="00516909" officeooo:paragraph-rsid="00516909"/>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weight="bold" officeooo:rsid="006087fd" officeooo:paragraph-rsid="006087fd" style:font-weight-asian="bold" style:font-weight-complex="bold"/>
    </style:style>
    <style:style style:name="P21" style:family="paragraph" style:parent-style-name="Standard">
      <style:text-properties fo:font-weight="bold" officeooo:rsid="00622090" officeooo:paragraph-rsid="00622090" style:font-weight-asian="bold" style:font-weight-complex="bold"/>
    </style:style>
    <style:style style:name="P22" style:family="paragraph" style:parent-style-name="Standard">
      <style:text-properties fo:font-weight="bold" officeooo:rsid="00658ecc" officeooo:paragraph-rsid="00658ecc" style:font-weight-asian="bold" style:font-weight-complex="bold"/>
    </style:style>
    <style:style style:name="P23" style:family="paragraph" style:parent-style-name="Standard">
      <style:text-properties fo:font-weight="bold" officeooo:rsid="0028c4e5" officeooo:paragraph-rsid="0028c4e5" style:font-weight-asian="bold" style:font-weight-complex="bold"/>
    </style:style>
    <style:style style:name="P24" style:family="paragraph" style:parent-style-name="Standard">
      <style:text-properties fo:font-weight="bold" officeooo:rsid="002ebb1f" officeooo:paragraph-rsid="002ebb1f" style:font-weight-asian="bold" style:font-weight-complex="bold"/>
    </style:style>
    <style:style style:name="P25" style:family="paragraph" style:parent-style-name="Standard">
      <style:text-properties fo:font-weight="bold" officeooo:rsid="0030c232" officeooo:paragraph-rsid="0030c232" style:font-weight-asian="bold" style:font-weight-complex="bold"/>
    </style:style>
    <style:style style:name="P26" style:family="paragraph" style:parent-style-name="Standard">
      <style:text-properties fo:font-weight="normal" officeooo:rsid="006b50ec" officeooo:paragraph-rsid="006b50ec" style:font-weight-asian="normal" style:font-weight-complex="normal"/>
    </style:style>
    <style:style style:name="P27" style:family="paragraph" style:parent-style-name="Standard">
      <style:text-properties fo:font-weight="normal" officeooo:rsid="006b7bf1" officeooo:paragraph-rsid="006b7bf1" style:font-weight-asian="normal" style:font-weight-complex="normal"/>
    </style:style>
    <style:style style:name="P28" style:family="paragraph" style:parent-style-name="Standard">
      <style:text-properties fo:font-weight="normal" officeooo:rsid="006f393c" officeooo:paragraph-rsid="006f393c" style:font-weight-asian="normal" style:font-weight-complex="normal"/>
    </style:style>
    <style:style style:name="P29" style:family="paragraph" style:parent-style-name="Standard">
      <style:text-properties fo:font-weight="normal" officeooo:rsid="006f393c" officeooo:paragraph-rsid="00897b88" style:font-weight-asian="normal" style:font-weight-complex="normal"/>
    </style:style>
    <style:style style:name="P30" style:family="paragraph" style:parent-style-name="Standard">
      <style:text-properties fo:font-weight="normal" officeooo:rsid="006fd7e0" officeooo:paragraph-rsid="006fd7e0" style:font-weight-asian="normal" style:font-weight-complex="normal"/>
    </style:style>
    <style:style style:name="P31" style:family="paragraph" style:parent-style-name="Standard">
      <style:text-properties fo:font-weight="normal" officeooo:rsid="0070ce61" officeooo:paragraph-rsid="0070ce61" style:font-weight-asian="normal" style:font-weight-complex="normal"/>
    </style:style>
    <style:style style:name="P32" style:family="paragraph" style:parent-style-name="Standard">
      <style:text-properties fo:font-weight="normal" officeooo:rsid="00734171" officeooo:paragraph-rsid="00734171" style:font-weight-asian="normal" style:font-weight-complex="normal"/>
    </style:style>
    <style:style style:name="P33" style:family="paragraph" style:parent-style-name="Standard">
      <style:text-properties fo:font-weight="normal" officeooo:rsid="0073d928" officeooo:paragraph-rsid="0073d928" style:font-weight-asian="normal" style:font-weight-complex="normal"/>
    </style:style>
    <style:style style:name="P34" style:family="paragraph" style:parent-style-name="Standard">
      <style:text-properties fo:font-weight="normal" officeooo:rsid="0075d080" officeooo:paragraph-rsid="0075d080" style:font-weight-asian="normal" style:font-weight-complex="normal"/>
    </style:style>
    <style:style style:name="P35" style:family="paragraph" style:parent-style-name="Standard">
      <style:text-properties fo:font-weight="normal" officeooo:rsid="007f8f66" officeooo:paragraph-rsid="007f8f66" style:font-weight-asian="normal" style:font-weight-complex="normal"/>
    </style:style>
    <style:style style:name="P36" style:family="paragraph" style:parent-style-name="Standard">
      <style:text-properties fo:font-weight="normal" officeooo:rsid="0081692e" officeooo:paragraph-rsid="0081692e" style:font-weight-asian="normal" style:font-weight-complex="normal"/>
    </style:style>
    <style:style style:name="P37" style:family="paragraph" style:parent-style-name="Standard">
      <style:text-properties officeooo:rsid="00658ecc" officeooo:paragraph-rsid="00658ecc"/>
    </style:style>
    <style:style style:name="P38" style:family="paragraph" style:parent-style-name="Standard">
      <style:text-properties officeooo:rsid="002fd54d" officeooo:paragraph-rsid="002fd54d"/>
    </style:style>
    <style:style style:name="P39" style:family="paragraph" style:parent-style-name="Standard">
      <style:text-properties officeooo:rsid="00838e7a" officeooo:paragraph-rsid="00838e7a"/>
    </style:style>
    <style:style style:name="P40" style:family="paragraph" style:parent-style-name="Standard">
      <style:text-properties officeooo:rsid="0084b716" officeooo:paragraph-rsid="0084b716"/>
    </style:style>
    <style:style style:name="P41" style:family="paragraph" style:parent-style-name="Standard">
      <style:text-properties officeooo:rsid="00862712" officeooo:paragraph-rsid="00862712"/>
    </style:style>
    <style:style style:name="P42" style:family="paragraph" style:parent-style-name="Standard">
      <style:text-properties officeooo:rsid="00970c55" officeooo:paragraph-rsid="00970c55"/>
    </style:style>
    <style:style style:name="P43" style:family="paragraph" style:parent-style-name="Standard">
      <style:text-properties officeooo:rsid="0097a7a2" officeooo:paragraph-rsid="0097a7a2"/>
    </style:style>
    <style:style style:name="P44" style:family="paragraph" style:parent-style-name="Standard">
      <style:text-properties fo:color="#800000" fo:font-weight="normal" officeooo:rsid="00658ecc" officeooo:paragraph-rsid="00658ecc" style:font-weight-asian="normal" style:font-weight-complex="normal"/>
    </style:style>
    <style:style style:name="P45" style:family="paragraph" style:parent-style-name="Standard">
      <style:text-properties fo:font-style="italic" officeooo:rsid="009d4fb8" officeooo:paragraph-rsid="009f43d9" style:font-style-asian="italic" style:font-style-complex="italic"/>
    </style:style>
    <style:style style:name="P46" style:family="paragraph" style:parent-style-name="Standard">
      <style:text-properties fo:font-style="italic" officeooo:paragraph-rsid="00293c6c" style:font-style-asian="italic" style:font-style-complex="italic"/>
    </style:style>
    <style:style style:name="P47" style:family="paragraph" style:parent-style-name="Standard">
      <style:text-properties fo:font-style="italic" officeooo:paragraph-rsid="003fc313" style:font-style-asian="italic" style:font-style-complex="italic"/>
    </style:style>
    <style:style style:name="P48" style:family="paragraph" style:parent-style-name="Standard">
      <style:text-properties fo:font-style="italic" officeooo:paragraph-rsid="00b82fa6" style:font-style-asian="italic" style:font-style-complex="italic"/>
    </style:style>
    <style:style style:name="P49" style:family="paragraph" style:parent-style-name="Standard">
      <style:text-properties fo:font-style="italic" fo:font-weight="bold" officeooo:rsid="0010231e" officeooo:paragraph-rsid="00b07d17" style:font-style-asian="italic" style:font-weight-asian="bold" style:font-style-complex="italic" style:font-weight-complex="bold"/>
    </style:style>
    <style:style style:name="P50" style:family="paragraph" style:parent-style-name="Standard">
      <style:text-properties fo:font-style="italic" fo:font-weight="normal" officeooo:rsid="0010231e" officeooo:paragraph-rsid="00b07d17" style:font-style-asian="italic" style:font-weight-asian="normal" style:font-style-complex="italic" style:font-weight-complex="normal"/>
    </style:style>
    <style:style style:name="P51" style:family="paragraph" style:parent-style-name="Standard">
      <style:text-properties fo:font-style="italic" fo:font-weight="normal" officeooo:rsid="0010f620" officeooo:paragraph-rsid="00b07d17" style:font-style-asian="italic" style:font-weight-asian="normal" style:font-style-complex="italic" style:font-weight-complex="normal"/>
    </style:style>
    <style:style style:name="P52" style:family="paragraph" style:parent-style-name="Standard">
      <style:text-properties fo:font-style="italic" fo:font-weight="normal" officeooo:rsid="00f1fb51" officeooo:paragraph-rsid="00b4f0fe" style:font-style-asian="italic" style:font-weight-asian="normal" style:font-style-complex="italic" style:font-weight-complex="normal"/>
    </style:style>
    <style:style style:name="P53" style:family="paragraph" style:parent-style-name="Standard">
      <style:text-properties fo:font-style="italic" fo:font-weight="normal" officeooo:rsid="010336ca" officeooo:paragraph-rsid="00b4f0fe" style:font-style-asian="italic" style:font-weight-asian="normal" style:font-style-complex="italic" style:font-weight-complex="normal"/>
    </style:style>
    <style:style style:name="P54" style:family="paragraph" style:parent-style-name="Standard">
      <style:text-properties fo:font-style="normal" officeooo:rsid="00a03ebf" officeooo:paragraph-rsid="00a03ebf" style:font-style-asian="normal" style:font-style-complex="normal"/>
    </style:style>
    <style:style style:name="P55" style:family="paragraph" style:parent-style-name="Standard">
      <style:text-properties fo:font-style="normal" officeooo:rsid="00bbef3e" officeooo:paragraph-rsid="00bbef3e" style:font-style-asian="normal" style:font-style-complex="normal"/>
    </style:style>
    <style:style style:name="P56" style:family="paragraph" style:parent-style-name="Standard">
      <style:text-properties fo:font-style="normal" officeooo:rsid="00c18a45" officeooo:paragraph-rsid="00c18a45" style:font-style-asian="normal" style:font-style-complex="normal"/>
    </style:style>
    <style:style style:name="P57" style:family="paragraph" style:parent-style-name="Standard">
      <style:text-properties fo:font-style="normal" officeooo:rsid="00c2904b" officeooo:paragraph-rsid="00c2904b" style:font-style-asian="normal" style:font-style-complex="normal"/>
    </style:style>
    <style:style style:name="P58" style:family="paragraph" style:parent-style-name="Standard">
      <style:text-properties fo:font-style="normal" officeooo:rsid="0046e637" officeooo:paragraph-rsid="00c44898" style:font-style-asian="normal" style:font-style-complex="normal"/>
    </style:style>
    <style:style style:name="P59" style:family="paragraph" style:parent-style-name="Standard">
      <style:text-properties fo:font-style="normal" fo:font-weight="normal" officeooo:rsid="00a47938" officeooo:paragraph-rsid="00a47938" style:font-style-asian="normal" style:font-weight-asian="normal" style:font-style-complex="normal" style:font-weight-complex="normal"/>
    </style:style>
    <style:style style:name="P60" style:family="paragraph" style:parent-style-name="Standard">
      <style:text-properties fo:font-style="normal" fo:font-weight="normal" officeooo:rsid="00a5deda" officeooo:paragraph-rsid="00a5deda" style:font-style-asian="normal" style:font-weight-asian="normal" style:font-style-complex="normal" style:font-weight-complex="normal"/>
    </style:style>
    <style:style style:name="P61" style:family="paragraph" style:parent-style-name="Standard">
      <style:text-properties fo:font-style="normal" fo:font-weight="normal" officeooo:rsid="00aa4be9" officeooo:paragraph-rsid="00aa4be9" style:font-style-asian="normal" style:font-weight-asian="normal" style:font-style-complex="normal" style:font-weight-complex="normal"/>
    </style:style>
    <style:style style:name="P62" style:family="paragraph" style:parent-style-name="Standard">
      <style:text-properties fo:font-style="normal" fo:font-weight="normal" officeooo:rsid="00159ddb" officeooo:paragraph-rsid="00b07d17" style:font-style-asian="normal" style:font-weight-asian="normal" style:font-style-complex="normal" style:font-weight-complex="normal"/>
    </style:style>
    <style:style style:name="P63" style:family="paragraph" style:parent-style-name="Standard">
      <style:text-properties fo:font-style="normal" fo:font-weight="normal" officeooo:rsid="001eca08" officeooo:paragraph-rsid="00b07d17" style:font-style-asian="normal" style:font-weight-asian="normal" style:font-style-complex="normal" style:font-weight-complex="normal"/>
    </style:style>
    <style:style style:name="P64" style:family="paragraph" style:parent-style-name="Standard">
      <style:text-properties fo:font-style="normal" fo:font-weight="normal" officeooo:rsid="0100085d" officeooo:paragraph-rsid="00b4f0fe" style:font-style-asian="normal" style:font-weight-asian="normal" style:font-style-complex="normal" style:font-weight-complex="normal"/>
    </style:style>
    <style:style style:name="P65" style:family="paragraph" style:parent-style-name="Standard" style:list-style-name="L1">
      <style:text-properties officeooo:rsid="005717ec" officeooo:paragraph-rsid="005717ec"/>
    </style:style>
    <style:style style:name="P66" style:family="paragraph" style:parent-style-name="Standard" style:list-style-name="L1">
      <style:text-properties officeooo:rsid="005cf604" officeooo:paragraph-rsid="005cf604"/>
    </style:style>
    <style:style style:name="P67" style:family="paragraph" style:parent-style-name="Standard" style:list-style-name="L1">
      <style:text-properties officeooo:rsid="005f0998" officeooo:paragraph-rsid="005f0998"/>
    </style:style>
    <style:style style:name="P68" style:family="paragraph" style:parent-style-name="Standard" style:list-style-name="L1">
      <style:text-properties officeooo:rsid="006087fd" officeooo:paragraph-rsid="006087fd"/>
    </style:style>
    <style:style style:name="P69" style:family="paragraph" style:parent-style-name="Standard" style:list-style-name="L2">
      <style:text-properties fo:font-style="normal" fo:font-weight="normal" officeooo:rsid="0011375e" officeooo:paragraph-rsid="00b07d17" style:font-style-asian="normal" style:font-weight-asian="normal" style:font-style-complex="normal" style:font-weight-complex="normal"/>
    </style:style>
    <style:style style:name="P70" style:family="paragraph" style:parent-style-name="Standard" style:list-style-name="L2">
      <style:text-properties fo:font-style="normal" fo:font-weight="normal" officeooo:rsid="0012c7b2" officeooo:paragraph-rsid="00b07d17" style:font-style-asian="normal" style:font-weight-asian="normal" style:font-style-complex="normal" style:font-weight-complex="normal"/>
    </style:style>
    <style:style style:name="P71" style:family="paragraph" style:parent-style-name="Standard" style:list-style-name="L2">
      <style:text-properties fo:font-style="normal" fo:font-weight="normal" officeooo:rsid="001495e5" officeooo:paragraph-rsid="00b07d17" style:font-style-asian="normal" style:font-weight-asian="normal" style:font-style-complex="normal" style:font-weight-complex="normal"/>
    </style:style>
    <style:style style:name="P72" style:family="paragraph" style:parent-style-name="Standard" style:list-style-name="L2">
      <style:text-properties fo:font-style="normal" fo:font-weight="normal" officeooo:rsid="00158cc0" officeooo:paragraph-rsid="00b07d17" style:font-style-asian="normal" style:font-weight-asian="normal" style:font-style-complex="normal" style:font-weight-complex="normal"/>
    </style:style>
    <style:style style:name="P73" style:family="paragraph" style:parent-style-name="Standard" style:list-style-name="L2">
      <style:text-properties fo:font-style="normal" fo:font-weight="normal" officeooo:rsid="00159ddb" officeooo:paragraph-rsid="00b07d17" style:font-style-asian="normal" style:font-weight-asian="normal" style:font-style-complex="normal" style:font-weight-complex="normal"/>
    </style:style>
    <style:style style:name="P74" style:family="paragraph" style:parent-style-name="Standard" style:list-style-name="L3">
      <style:text-properties fo:font-style="normal" fo:font-weight="normal" officeooo:rsid="00466ad5" officeooo:paragraph-rsid="00b421d6" style:font-style-asian="normal" style:font-weight-asian="normal" style:font-style-complex="normal" style:font-weight-complex="normal"/>
    </style:style>
    <style:style style:name="P75" style:family="paragraph" style:parent-style-name="Standard" style:list-style-name="L4">
      <style:text-properties fo:font-style="normal" fo:font-weight="normal" officeooo:rsid="00f34444" officeooo:paragraph-rsid="00b4f0fe" style:font-style-asian="normal" style:font-weight-asian="normal" style:font-style-complex="normal" style:font-weight-complex="normal"/>
    </style:style>
    <style:style style:name="P76" style:family="paragraph" style:parent-style-name="Standard" style:list-style-name="L4">
      <style:text-properties fo:font-style="normal" fo:font-weight="normal" officeooo:rsid="0100085d" officeooo:paragraph-rsid="00b4f0fe" style:font-style-asian="normal" style:font-weight-asian="normal" style:font-style-complex="normal" style:font-weight-complex="normal"/>
    </style:style>
    <style:style style:name="P77" style:family="paragraph" style:parent-style-name="Standard" style:list-style-name="L5">
      <style:text-properties fo:font-style="normal" fo:font-weight="normal" officeooo:rsid="0103e632" officeooo:paragraph-rsid="00b4f0fe" style:font-style-asian="normal" style:font-weight-asian="normal" style:font-style-complex="normal" style:font-weight-complex="normal"/>
    </style:style>
    <style:style style:name="P78" style:family="paragraph" style:parent-style-name="Standard" style:list-style-name="L5">
      <style:text-properties fo:font-style="normal" fo:font-weight="normal" officeooo:rsid="01065271" officeooo:paragraph-rsid="00b4f0fe" style:font-style-asian="normal" style:font-weight-asian="normal" style:font-style-complex="normal" style:font-weight-complex="normal"/>
    </style:style>
    <style:style style:name="P79" style:family="paragraph" style:parent-style-name="Standard" style:list-style-name="L5">
      <style:text-properties fo:font-style="normal" fo:font-weight="normal" officeooo:rsid="010935cb" officeooo:paragraph-rsid="00b4f0fe" style:font-style-asian="normal" style:font-weight-asian="normal" style:font-style-complex="normal" style:font-weight-complex="normal"/>
    </style:style>
    <style:style style:name="P80" style:family="paragraph" style:parent-style-name="Standard" style:list-style-name="L5">
      <style:text-properties fo:font-style="normal" fo:font-weight="normal" officeooo:rsid="010990a1" officeooo:paragraph-rsid="00b4f0fe" style:font-style-asian="normal" style:font-weight-asian="normal" style:font-style-complex="normal" style:font-weight-complex="normal"/>
    </style:style>
    <style:style style:name="P81" style:family="paragraph" style:parent-style-name="Standard" style:list-style-name="L6">
      <style:text-properties fo:font-style="normal" fo:font-weight="normal" officeooo:rsid="003ac5b0" officeooo:paragraph-rsid="00c92051" style:font-style-asian="normal" style:font-weight-asian="normal" style:font-style-complex="normal" style:font-weight-complex="normal"/>
    </style:style>
    <style:style style:name="P82" style:family="paragraph" style:parent-style-name="Standard" style:list-style-name="L6">
      <style:text-properties fo:font-style="normal" fo:font-weight="normal" officeooo:rsid="003af52f" officeooo:paragraph-rsid="00c92051" style:font-style-asian="normal" style:font-weight-asian="normal" style:font-style-complex="normal" style:font-weight-complex="normal"/>
    </style:style>
    <style:style style:name="P83" style:family="paragraph" style:parent-style-name="Standard" style:list-style-name="L6">
      <style:text-properties fo:font-style="normal" fo:font-weight="normal" officeooo:rsid="003b593e" officeooo:paragraph-rsid="00c92051" style:font-style-asian="normal" style:font-weight-asian="normal" style:font-style-complex="normal" style:font-weight-complex="normal"/>
    </style:style>
    <style:style style:name="P84" style:family="paragraph" style:parent-style-name="Standard" style:list-style-name="L7">
      <style:text-properties fo:font-style="normal" fo:font-weight="normal" officeooo:rsid="014e1ba6" officeooo:paragraph-rsid="00cafcf8" style:font-style-asian="normal" style:font-weight-asian="normal" style:font-style-complex="normal" style:font-weight-complex="normal"/>
    </style:style>
    <style:style style:name="P85" style:family="paragraph" style:parent-style-name="Standard" style:list-style-name="L7">
      <style:text-properties fo:font-style="normal" fo:font-weight="normal" officeooo:rsid="014f6deb" officeooo:paragraph-rsid="00cafcf8" style:font-style-asian="normal" style:font-weight-asian="normal" style:font-style-complex="normal" style:font-weight-complex="normal"/>
    </style:style>
    <style:style style:name="P86" style:family="paragraph" style:parent-style-name="Standard">
      <style:text-properties fo:font-weight="normal" officeooo:rsid="007e389b" officeooo:paragraph-rsid="0075d080" style:font-weight-asian="normal" style:font-weight-complex="normal"/>
    </style:style>
    <style:style style:name="T1" style:family="text">
      <style:text-properties officeooo:rsid="0020b6ea"/>
    </style:style>
    <style:style style:name="T2" style:family="text">
      <style:text-properties officeooo:rsid="0022669c"/>
    </style:style>
    <style:style style:name="T3" style:family="text">
      <style:text-properties officeooo:rsid="00295961"/>
    </style:style>
    <style:style style:name="T4" style:family="text">
      <style:text-properties officeooo:rsid="002f4a6e"/>
    </style:style>
    <style:style style:name="T5" style:family="text">
      <style:text-properties officeooo:rsid="00329bcd"/>
    </style:style>
    <style:style style:name="T6" style:family="text">
      <style:text-properties officeooo:rsid="00355a4d"/>
    </style:style>
    <style:style style:name="T7" style:family="text">
      <style:text-properties officeooo:rsid="0038cd1e"/>
    </style:style>
    <style:style style:name="T8" style:family="text">
      <style:text-properties officeooo:rsid="003a991c"/>
    </style:style>
    <style:style style:name="T9" style:family="text">
      <style:text-properties officeooo:rsid="0041377f"/>
    </style:style>
    <style:style style:name="T10" style:family="text">
      <style:text-properties officeooo:rsid="004e8d5e"/>
    </style:style>
    <style:style style:name="T11" style:family="text">
      <style:text-properties officeooo:rsid="0050227c"/>
    </style:style>
    <style:style style:name="T12" style:family="text">
      <style:text-properties officeooo:rsid="00528d1d"/>
    </style:style>
    <style:style style:name="T13" style:family="text">
      <style:text-properties officeooo:rsid="00590940"/>
    </style:style>
    <style:style style:name="T14" style:family="text">
      <style:text-properties officeooo:rsid="005e5ad9"/>
    </style:style>
    <style:style style:name="T15" style:family="text">
      <style:text-properties officeooo:rsid="006115a6"/>
    </style:style>
    <style:style style:name="T16" style:family="text">
      <style:text-properties officeooo:rsid="0065fcc9"/>
    </style:style>
    <style:style style:name="T17" style:family="text">
      <style:text-properties officeooo:rsid="0066dda1"/>
    </style:style>
    <style:style style:name="T18" style:family="text">
      <style:text-properties officeooo:rsid="006809c0"/>
    </style:style>
    <style:style style:name="T19" style:family="text">
      <style:text-properties officeooo:rsid="0068800c"/>
    </style:style>
    <style:style style:name="T20" style:family="text">
      <style:text-properties officeooo:rsid="006cc9b5"/>
    </style:style>
    <style:style style:name="T21" style:family="text">
      <style:text-properties officeooo:rsid="006e980a"/>
    </style:style>
    <style:style style:name="T22" style:family="text">
      <style:text-properties officeooo:rsid="00715258"/>
    </style:style>
    <style:style style:name="T23" style:family="text">
      <style:text-properties officeooo:rsid="008046d7"/>
    </style:style>
    <style:style style:name="T24" style:family="text">
      <style:text-properties fo:font-weight="bold" style:font-weight-asian="bold" style:font-weight-complex="bold"/>
    </style:style>
    <style:style style:name="T25" style:family="text">
      <style:text-properties fo:font-weight="bold" officeooo:rsid="0020b6ea" style:font-weight-asian="bold" style:font-weight-complex="bold"/>
    </style:style>
    <style:style style:name="T26" style:family="text">
      <style:text-properties fo:font-weight="bold" officeooo:rsid="00f4f04c" style:font-weight-asian="bold" style:font-weight-complex="bold"/>
    </style:style>
    <style:style style:name="T27" style:family="text">
      <style:text-properties officeooo:rsid="00857ba1"/>
    </style:style>
    <style:style style:name="T28" style:family="text">
      <style:text-properties officeooo:rsid="00868ef5"/>
    </style:style>
    <style:style style:name="T29" style:family="text">
      <style:text-properties officeooo:rsid="00897b88"/>
    </style:style>
    <style:style style:name="T30" style:family="text">
      <style:text-properties officeooo:rsid="008d0023"/>
    </style:style>
    <style:style style:name="T31" style:family="text">
      <style:text-properties officeooo:rsid="008fea8a"/>
    </style:style>
    <style:style style:name="T32" style:family="text">
      <style:text-properties officeooo:rsid="00a13b17"/>
    </style:style>
    <style:style style:name="T33" style:family="text">
      <style:text-properties officeooo:rsid="00a6f6da"/>
    </style:style>
    <style:style style:name="T34" style:family="text">
      <style:text-properties officeooo:rsid="00ab2c74"/>
    </style:style>
    <style:style style:name="T35" style:family="text">
      <style:text-properties fo:font-style="italic" officeooo:rsid="00ab2c74" style:font-style-asian="italic" style:font-style-complex="italic"/>
    </style:style>
    <style:style style:name="T36" style:family="text">
      <style:text-properties fo:font-style="italic" officeooo:rsid="00ac05bf" style:font-style-asian="italic" style:font-style-complex="italic"/>
    </style:style>
    <style:style style:name="T37" style:family="text">
      <style:text-properties fo:font-style="normal" officeooo:rsid="00c05c9d" style:font-style-asian="normal" style:font-style-complex="normal"/>
    </style:style>
    <style:style style:name="T38" style:family="text">
      <style:text-properties officeooo:rsid="00ad846b"/>
    </style:style>
    <style:style style:name="T39" style:family="text">
      <style:text-properties officeooo:rsid="00aef272"/>
    </style:style>
    <style:style style:name="T40" style:family="text">
      <style:text-properties officeooo:rsid="0017ffd1"/>
    </style:style>
    <style:style style:name="T41" style:family="text">
      <style:text-properties officeooo:rsid="0025a9d1"/>
    </style:style>
    <style:style style:name="T42" style:family="text">
      <style:text-properties officeooo:rsid="001797fa"/>
    </style:style>
    <style:style style:name="T43" style:family="text">
      <style:text-properties officeooo:rsid="0015b6bd"/>
    </style:style>
    <style:style style:name="T44" style:family="text">
      <style:text-properties officeooo:rsid="00479ffa"/>
    </style:style>
    <style:style style:name="T45" style:family="text">
      <style:text-properties officeooo:rsid="00f4f04c"/>
    </style:style>
    <style:style style:name="T46" style:family="text">
      <style:text-properties officeooo:rsid="01015dfe"/>
    </style:style>
    <style:style style:name="T47" style:family="text">
      <style:text-properties officeooo:rsid="0107dc30"/>
    </style:style>
    <style:style style:name="T48" style:family="text">
      <style:text-properties officeooo:rsid="00b51e46"/>
    </style:style>
    <style:style style:name="T49" style:family="text">
      <style:text-properties officeooo:rsid="00b5e723"/>
    </style:style>
    <style:style style:name="T50" style:family="text">
      <style:text-properties officeooo:rsid="00c3dbdf"/>
    </style:style>
    <style:style style:name="T51" style:family="text">
      <style:text-properties officeooo:rsid="003d4a92"/>
    </style:style>
    <style:style style:name="T52" style:family="text">
      <style:text-properties officeooo:rsid="003af52f"/>
    </style:style>
    <style:style style:name="T53" style:family="text">
      <style:text-properties officeooo:rsid="015164f2"/>
    </style:style>
    <style:style style:name="T54" style:family="text">
      <style:text-properties officeooo:rsid="014f23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Contextual:</text:p>
      <text:p text:style-name="P38"/>
      <text:p text:style-name="P39"><text:a xlink:type="simple" xlink:href="http://www.appempire.com/how-can-i-get-funding-for-my-app-3-platforms-you-should-know/">http://www.appempire.com/how-can-i-get-funding-for-my-app-3-platforms-you-should-know/</text:a> </text:p>
      <text:p text:style-name="P40">Ideas alone will not make a succesful app. App success is all about execution. A great idea can be a complete failure, and a seemingly bad or simple idea can make it too the top charts. <text:span text:style-name="T27">Many of those apps sound silly in theory – flying birds knowing out green alien pigs? This is is exactly why it can be hard to find outside funding for app development. Without a rock solid business plan and/or prior development experience to reference, finding people to fund an idea alone isn't going to be easy. </text:span></text:p>
      <text:p text:style-name="P40"/>
      <text:p text:style-name="P41">[So, only getting the idea funded is weird, you need a piece of execution to this]</text:p>
      <text:p text:style-name="P40"/>
      <text:p text:style-name="P41">They say: Kickstarter &amp; Indiegogo; <text:span text:style-name="T28">AppBackr and AppStori. </text:span></text:p>
      <text:p text:style-name="P39"/>
      <text:p text:style-name="Standard"><text:span text:style-name="T24">- </text:span><text:span text:style-name="T25">How much money is being made in apps at this moment?</text:span></text:p>
      <text:p text:style-name="P16">The Atlantic posted a funny article titled: “The App economy Is Now 'Bigger than Hollywood'” </text:p>
      <text:p text:style-name="P16"/>
      <text:p text:style-name="P16">Stated is: <text:span text:style-name="T10">The iOS App Store distributed $10 billion to developers in 2014, which is just about as much as Hollywood earned off U.S. box revenues the same year. </text:span></text:p>
      <text:p text:style-name="P16"/>
      <text:p text:style-name="P17">Although the totals for U.S. Box Office are not the complete Hollywood revenues picture, Apple's App Store billings is not the complete App revenue picture either. <text:span text:style-name="T11">The Apps economy includes Android and ads and services businesses and custom development. Including all revenues, apps are still likely to be bigger than Hollywood. </text:span></text:p>
      <text:p text:style-name="P16"/>
      <text:p text:style-name="P18">See the EU report on the App economy. <text:span text:style-name="T12">Jobs it's creates, the income etc etc :</text:span></text:p>
      <text:list xml:id="list211739315636756518" text:style-name="L1">
        <text:list-item>
          <text:p text:style-name="P65">EU developers took in $23.7 billion (Eur 17.5 billion) in revenue in 2013, and the EU forecast that figure will increase to $85.3 billion in five years. <text:span text:style-name="T13">But you might be surprised where a lot of that revenue comes from. In addition to $8.1 billion in app sales, in-app spending for virtual goods, and advertising, EU developers recognized $15.6 billion in 2013 from contract labor. And much of the developer-for-hire business is for companies that aren't really in the app business per se but use apps to support and market their mainstream offerings like financial services, retailing, and packaged goods. </text:span></text:p>
        </text:list-item>
        <text:list-item>
          <text:p text:style-name="P66">Fewer than half of the independent developers we surveyed said that they were offering services for hire, so that's potentially untapped market for startups. <text:span text:style-name="T14">Similarly, half of the enterprises that did their own in-house development also used third-party developers. And in-house independents, many of whom are frustrated by low prices, free products, or barely emerging ad revenues. </text:span></text:p>
        </text:list-item>
        <text:list-item>
          <text:p text:style-name="P67">The EU app-developer workforce will grow from 1 million in 2013 to 2.8 milion in 2018. Additional support and marketing staff result in total app economy jobs of 1.8 million in 2013, growing to 4.8 milion in 2018. </text:p>
        </text:list-item>
        <text:list-item>
          <text:p text:style-name="P68">EU developers face more business than technical bottlenecks. Increasing users' willingness to pay for apps is problematic, but better discovery vehicles could help relieve high customer acquisition costs. <text:span text:style-name="T15">Similarly we see an opportunity for an EU marketplace where companies needing app development could identify, negotiate with, and hire contract developers. </text:span></text:p>
        </text:list-item>
      </text:list>
      <text:p text:style-name="P20"/>
      <text:p text:style-name="P21">Bottlenecks for the EU app economy</text:p>
      <text:p text:style-name="P44">Our surveys, interviews, and workshops all confirmed that EU developers face more business challenges than technical challenges. The independent developers told us that low prices or free apps <text:soft-page-break/>were the biggest problem (40 percent of respondents), though customer acquisition <text:span text:style-name="T16">costs (30 percent of the respondents) also ranked above access to capital or financing (14 percent of respondents). </text:span></text:p>
      <text:p text:style-name="Standard"/>
      <text:p text:style-name="P19">- <text:span text:style-name="T21">Is there a specific market for this approach? – Kickstarter style?</text:span></text:p>
      <text:p text:style-name="P29">Yes, there are different platforms to crowdfund ideas like: Kickstarter, Indiegogo, AppBackr, AppsFunder and AppStori. <text:a xlink:type="simple" xlink:href="http://www.apptamin.com/blog/get-funding-mobile-app/"><text:span text:style-name="T29">http://www.apptamin.com/blog/get-funding-mobile-app/</text:span></text:a><text:span text:style-name="T29"> </text:span></text:p>
      <text:p text:style-name="P28"/>
      <text:p text:style-name="P30">AppBackr: </text:p>
      <text:p text:style-name="P31">When posting an app for appbackr, you enter your app details including title, marketplace, description what the money will be used for, and why they should back your app. You set a reserve goal, which is the number of copies that must be sold before backr purchases are completed and before you receive money. To define it, you need to know what is the minimum dollar amount you need to raise <text:span text:style-name="T22">(which corresponds to the “what is the money for” section). If you don't reach this reserve goal, no money exchange hands. </text:span></text:p>
      <text:p text:style-name="P31"/>
      <text:p text:style-name="P32">You're probably wondering how much it is going to cost you.. That depends on two things: the price of your app and its stage (if it is already live or not on a mobile app store). Backing an app that is still in deveopment has a potential profit of 54% and a finished app has a potential profit of 26% for backs. </text:p>
      <text:p text:style-name="P32"/>
      <text:p text:style-name="P33">Appstori seems to be more of a kickstarter for apps. </text:p>
      <text:p text:style-name="P34">You define your funding goal and ask people to contribute in exchange for benefits (like the rewards on Kickstarter). Once again, it's all-or-nothing funding: if the project doesn't reach its goal, it will not be funded and funding can't <text:s/>exceed the goal. </text:p>
      <text:p text:style-name="P36"><text:a xlink:type="simple" xlink:href="http://appstori.com/projects">http://appstori.com/projects</text:a> Use this in the final presentation</text:p>
      <text:p text:style-name="P86"/>
      <text:p text:style-name="P34"/>
      <text:p text:style-name="P19">- <text:span text:style-name="T1">How much apps are there out there?</text:span></text:p>
      <text:p text:style-name="P26">According to statista the number of apps available in leading app stores as of July 2014. This statistic contains data on the number of apps available for download in leading app stores in July 2014. As of that month, android users were able to choose between 1.3 million apps. Apple's App Store remained the second-largest app store with 1.2 million available apps. </text:p>
      <text:p text:style-name="P26"/>
      <text:p text:style-name="P27">Number of apps:</text:p>
      <text:p text:style-name="P27">Google Play: 1.300.000 </text:p>
      <text:p text:style-name="P27">Apple App Store: 1.200.000</text:p>
      <text:p text:style-name="P27">Windows Phone Store: 300.000</text:p>
      <text:p text:style-name="P27">Amazon Appstore 240.000</text:p>
      <text:p text:style-name="P27">Blackberry World: 130.000</text:p>
      <text:p text:style-name="P35">Total : ~3.2 million apps available! <text:span text:style-name="T23">In July 2014</text:span></text:p>
      <text:p text:style-name="Standard"/>
      <text:p text:style-name="P23"/>
      <text:p text:style-name="P23"/>
      <text:p text:style-name="P23"/>
      <text:p text:style-name="P23"/>
      <text:p text:style-name="P23"/>
      <text:p text:style-name="P23"/>
      <text:p text:style-name="P23"/>
      <text:p text:style-name="P23">Crowdsourcing</text:p>
      <text:p text:style-name="P46">- <text:span text:style-name="T2">Does it make sense to ask ideas to people? YES!</text:span></text:p>
      <text:p text:style-name="P49"><text:soft-page-break/>The Value of Crowdsourcing: Can Users Really Compete with Professionals in Generating New Product Ideas?</text:p>
      <text:p text:style-name="P50">By Marion K. Poetz and Martin Schreier</text:p>
      <text:p text:style-name="P50"><text:a xlink:type="simple" xlink:href="http://onlinelibrary.wiley.com/doi/10.1111/j.1540-5885.2011.00893.x/epdf">http://onlinelibrary.wiley.com/doi/10.1111/j.1540-5885.2011.00893.x/epdf</text:a></text:p>
      <text:p text:style-name="P50"/>
      <text:p text:style-name="P51">In J PROD INNOV MANAG 2012;29(2): 245-256</text:p>
      <text:p text:style-name="P51">2012 Product Development &amp; Management Association</text:p>
      <text:p text:style-name="P51"/>
      <text:p text:style-name="P63">From the abstract:</text:p>
      <text:list xml:id="list3873185177289747524" text:style-name="L2">
        <text:list-item>
          <text:p text:style-name="P69">The authors join the debate [of professional design teams (marketers, engineers, and/or designers vs. users] by presenting a real-world comparison of ideas actually generated by a firm's professionals with those generated by users in the course of an idea generation contest. <text:s/></text:p>
        </text:list-item>
        <text:list-item>
          <text:p text:style-name="P70">For the purpose of this research, both professionals and users provided ideas to solve an effective and relevant problem in the consumer goods of market for baby products. </text:p>
        </text:list-item>
        <text:list-item>
          <text:p text:style-name="P71">Evaluation method: Executives from the underlying company evaluated all ideas (blind to their source) in terms of key quality dimensions including novelty, customer benefit, and feasibility. [then these are the criteria in which they think are important to evaluate these ideas]. <text:span text:style-name="T41">[Apparently the executives have the expertise to evaluate with these criteria. But what if you would let users rate the products? Would that make a difference? Aren't the products that the professionals think of, the things they know are successful? Interesting would be to see how the product monetized in later stages.. ]</text:span></text:p>
        </text:list-item>
        <text:list-item>
          <text:p text:style-name="P71">The study reveals that the crowdsourcing process generated user ideas that score significantly higher in terms of novelty and customer benefit, and somewhat lower in terms of feasibility [isn't this a very logical result????] . But they conclude that the average values for feasibility – in sharp contrast to novel<text:span text:style-name="T42">t</text:span>y and customer benefit – tended to be relatively high overall, meaning that feasibility – in sharp contrast to novel<text:span text:style-name="T43">t</text:span>y and customer benefit – tended to be relatively high overall, meaning that feasibility did not <text:span text:style-name="T40">constitute</text:span> a narrow bottleneck in this study. </text:p>
        </text:list-item>
        <text:list-item>
          <text:p text:style-name="P72">Even more interestingly, it is found that user ideas are placed more frequently than expected among the best in terms of novelty and customer benefit. </text:p>
        </text:list-item>
        <text:list-item>
          <text:p text:style-name="P73">The authors have compared these findings with the classic new product <text:span text:style-name="T40">development</text:span> (NPD) literature, which suggest that, at least under certain conditions, crowdsourcing might constitute a promising method to gather user ideas that can complement those of a firm's professionals at the idea generation stage in NPD. </text:p>
        </text:list-item>
      </text:list>
      <text:p text:style-name="P62"/>
      <text:list xml:id="list1816644826892910384" text:style-name="L3">
        <text:list-item>
          <text:p text:style-name="P74">Interesting insight: <text:span text:style-name="T44">Regarding the idea generation process, they find that “professional developers elaborated with informational elements that were not as cognitively remote,” whereas users seemed to have “access to informational elements that were further apart”. As presented by those authors, the reason for this might again be the fact that prior knowledge and experience concerning what has technically worked (or not)( in the past blocked the divergent thinking skills necessary for developing truly novel solutions. AS users were not hampered by concerns regarding how current technologies operate, they were able to come up with mobile phone services that were more original. In contrast, professional developers seems to focus more on how a potential idea could be translated into an actual mobile phone service for the market (thus stressing the feasibility of the ideas). Kristensson et al. (2004) thus argue that professionals are more driven by a convergent thinking style that results in less novel ideas. </text:span></text:p>
        </text:list-item>
      </text:list>
      <text:p text:style-name="P62"/>
      <text:p text:style-name="P48">- <text:span text:style-name="T3">Does most votes also mean most productable? / not a popularity contest? - Can voting / likes really be the way to check for popularity? What do votes say?</text:span></text:p>
      <text:p text:style-name="P48"><text:soft-page-break/></text:p>
      <text:p text:style-name="P48">– <text:span text:style-name="T37">Not sure if this approach really is the best.. </text:span></text:p>
      <text:p text:style-name="P46"/>
      <text:p text:style-name="P46"/>
      <text:p text:style-name="P46">- <text:span text:style-name="T6">Why only upvote instead of commenting etc? (tinder like design)</text:span></text:p>
      <text:p text:style-name="P52">Discussion <text:span text:style-name="T48">(paper about the Dell Ideastorm)</text:span></text:p>
      <text:list xml:id="list2005411802973179279" text:style-name="L4">
        <text:list-item>
          <text:p text:style-name="P75">Two years of panel data involving several thousands ideas and individuals are studied in the context of Dell's IdeaStorm ongoing crowdsourcing <text:span text:style-name="T49">community.</text:span> <text:span text:style-name="T45">Most consumers only propose a single idea and a few of these are ideas the organization wants to implement. Instead, serial ideators account for the largest share of implemented ideas. (Figures 2 and 5). Among serial ideators, past success in generating implemented ideas is found to have detrimental effects on their subsequent likelihood of proposing another idea the organization eventually implements. Past success is also shown to be negatively related to the number of diverse ideas proposed. Thus, as serial ideators with past success attempts to come up with ideas that will excite Dell, they instead end up proposing less diverse ideas that are similar to their ideas that were already implemented. In addition, </text:span><text:span text:style-name="T26">the diversity of commenting activity on others' ideas is found to have positive effects on an individual's subsequent likelihood of generating another implemented idea, but is not related to the number of diverse ideas proposed. Instead, commenting activity seems to be related to an increase in the quantity of ideas proposed.</text:span><text:span text:style-name="T45"> </text:span></text:p>
        </text:list-item>
        <text:list-item>
          <text:p text:style-name="P76">These findings are in stark contrast to a plausible alternate perspective involving individual differences. Specifically, some ideators may simply be better at generating quality ideas, suggesting that past success should be positively related to an individual's chances of proposing another implemented idea. <text:span text:style-name="T46">This perspective would also be consistent with the emperical literature showing that past cumulative knowledge is positively related to creativity. For IdeaStorm, a Web-based crowdsourcing community where individuals generate ideas repeatedly over time, this is not the case. </text:span></text:p>
        </text:list-item>
      </text:list>
      <text:p text:style-name="P64"/>
      <text:p text:style-name="P53">Implications</text:p>
      <text:list xml:id="list1370464032615979640" text:style-name="L5">
        <text:list-item>
          <text:p text:style-name="P77">As suggested by the declining proportion of new IdeaStorm members that become serial ideators Dell's future supply of quality ideas may be drying up. </text:p>
        </text:list-item>
        <text:list-item>
          <text:p text:style-name="P78">Ideators with past success tend to propose less diverse ideas because they focus on the general aspects of their previously implemented ideas. This suggests that an organization like Dell should attempt to (1) entice new members into the community who are unencumbered by past success, and (2) convert these ideators into serial ideators. <text:span text:style-name="T47">Even then, serial ideators tend to only generate implemented ideas over a relatively short period of time. </text:span></text:p>
        </text:list-item>
        <text:list-item>
          <text:p text:style-name="P79">Ongoing research suggests that the engagement of community members depends on individual personality characteristics (e.g., intrinsic motivation, personal goals, need to achieve, group identity, personal responsibility) as well as feedback and reinforcers such as financial and social rewards. </text:p>
        </text:list-item>
        <text:list-item>
          <text:p text:style-name="P80">Thus, to ensure that there is active and diverse participation, organizations should pay close attention to the how the community is structured and managed. </text:p>
        </text:list-item>
      </text:list>
      <text:p text:style-name="P46"/>
      <text:p text:style-name="P46"/>
      <text:p text:style-name="P46"/>
      <text:p text:style-name="P46">“<text:span text:style-name="T7">The goal of Sparked is to be able to create apps that have a proven market</text:span>”. <text:span text:style-name="T7">Here the assumption is that ideas generated by users are as profitable as those created by app new product designers. </text:span></text:p>
      <text:p text:style-name="P47"><text:soft-page-break/>- <text:span text:style-name="T8">For what kind of ideas is this type of idea generation –</text:span></text:p>
      <text:p text:style-name="P55">– Ga terug naar dat eerste paper die zegt dat ze vooral goed zijn in dingen beter maken van bestaande ideeen etc.</text:p>
      <text:p text:style-name="P55"/>
      <text:list xml:id="list6784729823923360638" text:style-name="L6">
        <text:list-item>
          <text:list>
            <text:list-item>
              <text:p text:style-name="P81">Terwiesch and Ulrigh (2009) note that across industries, about a quarter of innovation opportunities tend to come from interactions with customers and new customer requirements. <text:span text:style-name="T52">Input in the forms of: </text:span></text:p>
              <text:list>
                <text:list-item>
                  <text:p text:style-name="P82">needs that are not yet available (which is widely used and accepted according to the writers) </text:p>
                </text:list-item>
                <text:list-item>
                  <text:p text:style-name="P83">solution based input (more controversial): <text:span text:style-name="T51">Some literature state that: users could help in defining what a new product should do, but they might be less valuable in defining how it should work. Therefore <text:s/>this should be done by professionals. (beccause of skills, capabilities that allow them to perform most design tasks more effectively and at a higher level of quality” [this goes further than idea generation though..]</text:span></text:p>
                </text:list-item>
              </text:list>
            </text:list-item>
          </text:list>
        </text:list-item>
      </text:list>
      <text:p text:style-name="P55"/>
      <text:p text:style-name="P56"><text:a xlink:type="simple" xlink:href="http://ac.els-cdn.com/S0048733311001636/1-s2.0-S0048733311001636-main.pdf?_tid=3428e28c-d6c2-11e4-b4c0-00000aab0f6c&amp;acdnat=1427709211_ef1fc29a01cec7807a8cf413edb284f5">http://ac.els-cdn.com/S0048733311001636/1-s2.0-S0048733311001636-main.pdf?_tid=3428e28c-d6c2-11e4-b4c0-00000aab0f6c&amp;acdnat=1427709211_ef1fc29a01cec7807a8cf413edb284f5</text:a></text:p>
      <text:p text:style-name="P57">The greatest knowledge value stems from lead user <text:span text:style-name="T50">contributions</text:span> that <text:span text:style-name="T50">suggest</text:span> solutions to their needs and contain explicit descriptions of new functions. </text:p>
      <text:p text:style-name="P57"/>
      <text:p text:style-name="P58"><text:a xlink:type="simple" xlink:href="https://hal.archives-ouvertes.fr/file/index/docid/439256/filename/Crowdsourcing_eng.pdf">https://hal.archives-ouvertes.fr/file/index/docid/439256/filename/Crowdsourcing_eng.pdf</text:a> </text:p>
      <text:p text:style-name="P58"/>
      <text:p text:style-name="P55"/>
      <text:p text:style-name="P55"/>
      <text:p text:style-name="P47">- <text:span text:style-name="T9">How can we keep people motivated?</text:span></text:p>
      <text:p text:style-name="P47"/>
      <text:list xml:id="list4627959689698106474" text:style-name="L7">
        <text:list-item>
          <text:p text:style-name="P84">3.3 Crowdsourcing Creative tasks: <text:span text:style-name="T54">As far as creative tasks are concerned, the issue is not to solve problems but rather to provide some novelty. Uniqueness has a value per se. </text:span></text:p>
          <text:list>
            <text:list-item>
              <text:p text:style-name="P85">In the cases we have identified, remunerations associated with Crowdsourcing of creative tasks are of an intermediate amount (usually a few hundred dollars). <text:span text:style-name="T53">Although earnings and involvement are not directly related, economic theory suggests that in context of individual achievement with selection (and therefore uncertain outcome), intermediate remuneration levels can be associated with moderate involvement on the part of contributors. </text:span></text:p>
            </text:list-item>
          </text:list>
        </text:list-item>
      </text:list>
      <text:p text:style-name="Standard"/>
      <text:p text:style-name="P24">Human Computation</text:p>
      <text:p text:style-name="P2">- <text:span text:style-name="T4">Is it checked more than once? How do you check if it is correct? </text:span></text:p>
      <text:p text:style-name="P14"><text:a xlink:type="simple" xlink:href="http://papers.nips.cc/paper/4396-iterative-learning-for-reliable-crowdsourcing-systems.pdf">http://papers.nips.cc/paper/4396-iterative-learning-for-reliable-crowdsourcing-systems.pdf</text:a> </text:p>
      <text:p text:style-name="P45">Iterative Learning for Reliable Crowdsourcing Systems <text:span text:style-name="T39">(MIT)</text:span></text:p>
      <text:p text:style-name="P54">In this paper, we consider a general model of such crowdsourcing task and pose the problem of minimizing the total price that must be paid to achieve a target overall reliability. <text:span text:style-name="T32">A new algorithm for deciding which tasks to assign to which workers and for inferring correct answers from the workers' answers. This algorithm significantly outperform majority voting and, in fact, is asymptotically optimal through comparison to an oracle that knows the reliability of every worker. </text:span></text:p>
      <text:p text:style-name="P54"/>
      <text:p text:style-name="P59">Background</text:p>
      <text:p text:style-name="P60">Most crowdsourcers resort to redundancy, giving each task to multiple workers, paying them all irrespective of their answers, and aggregating the results by some method such as majority voting. <text:span text:style-name="T33">Assuming that the taskmaster wishes to achieve a certain reliability in their answers, how can they do </text:span><text:soft-page-break/><text:span text:style-name="T33">so at minimum cost (which is equivalent to asking how they can do so while asking the fewest possible questions)?</text:span></text:p>
      <text:p text:style-name="P60"/>
      <text:p text:style-name="P61">Several characteristics of crowdsourcing systems make this problem interesting. Workers are neither persistent nor identifiable; each batch of tasks will be solved by a worker who may be completely new and who you may never see again. <text:span text:style-name="T34">Thus one cannot identify and reuse particularly reliable workers. Nonethelless, by comparing one worker's answer to others' on the same question, it is possible to draw conclusions about the worker's reliability, which can be used to weight their answers to other questions in their batch. However, batches, must be of manageable size, obeying limits on the number of tasks that can be given to a single worker. Another interesting aspect of this problem is the</text:span><text:span text:style-name="T35"> choice of task assignment</text:span><text:span text:style-name="T36">s. </text:span><text:span text:style-name="T38">Unlike many inference problems which makes inferences base on a fixed set of signals, our algorithm can choose which signals to measure by deciding which questions to ask which workers. </text:span></text:p>
      <text:p text:style-name="P1"/>
      <text:p text:style-name="P25">Information Retrieval</text:p>
      <text:p text:style-name="P3">- <text:span text:style-name="T5">In which way is this implemented? (after this verification by humans). So to which extend do you think it is alright? Accurate is better than fast as less human computation is then needed.</text:span></text:p>
      <text:p text:style-name="P3"/>
      <text:p text:style-name="P4">What is the best way for users to be incentivized? Is percentage of money really the thing?</text:p>
      <text:p text:style-name="P4"/>
      <text:p text:style-name="P22">What are the biggest bottlenecks/dangers for our project?</text:p>
      <text:p text:style-name="P37">- <text:span text:style-name="T17">So much applications on the the platforms</text:span></text:p>
      <text:p text:style-name="P37">- <text:span text:style-name="T18">How to keep ideas secret? Will it become a race?</text:span></text:p>
      <text:p text:style-name="P37">- <text:span text:style-name="T19">Checking similarity with such a big range is kind off hard</text:span></text:p>
      <text:p text:style-name="P37">- <text:span text:style-name="T20">How are we getting people involved</text:span></text:p>
      <text:p text:style-name="P37">- <text:span text:style-name="T30">Sanity checking can become a expensive endevour, and how can we check if it is done correctly?</text:span></text:p>
      <text:p text:style-name="P5"/>
      <text:p text:style-name="P6">App Annie – <text:span text:style-name="T31">is it relevant for our problem?</text:span></text:p>
      <text:p text:style-name="P3"/>
      <text:p text:style-name="P7"/>
      <text:p text:style-name="P8">goud <text:a xlink:type="simple" xlink:href="http://ac.els-cdn.com/S0019850113000746/1-s2.0-S0019850113000746-main.pdf?_tid=6fc043a2-d209-11e4-8903-00000aacb360&amp;acdnat=1427190050_439727af3614634dce864080f5e932e9">http://ac.els-cdn.com/S0019850113000746/1-s2.0-S0019850113000746-main.pdf?_tid=6fc043a2-d209-11e4-8903-00000aacb360&amp;acdnat=1427190050_439727af3614634dce864080f5e932e9</text:a> </text:p>
      <text:p text:style-name="P8"/>
      <text:p text:style-name="P9">which models fit our idea the most: see taxonomy: </text:p>
      <text:p text:style-name="P9"><text:a xlink:type="simple" xlink:href="http://www.tandfonline.com/doi/pdf/10.1080/10580530.2013.739883">http://www.tandfonline.com/doi/pdf/10.1080/10580530.2013.739883</text:a> </text:p>
      <text:p text:style-name="P10"/>
      <text:p text:style-name="P11">HBR: <text:a xlink:type="simple" xlink:href="http://www.inventorsnetwork.org/wp-content/uploads/HBR-Using_the_Crowd_as_an_Innovation_Partner.pdf">http://www.inventorsnetwork.org/wp-content/uploads/HBR-Using_the_Crowd_as_an_Innovation_Partner.pdf</text:a> </text:p>
      <text:p text:style-name="P11"/>
      <text:p text:style-name="P12">Motivation for users: <text:a xlink:type="simple" xlink:href="http://ieeexplore.ieee.org/xpls/abs_all.jsp?arnumber=6236409&amp;tag=1">http://ieeexplore.ieee.org/xpls/abs_all.jsp?arnumber=6236409&amp;tag=1</text:a> </text:p>
      <text:p text:style-name="P15"><text:a xlink:type="simple" xlink:href="http://www.earticle.net/Article.aspx?sn=234702">http://www.earticle.net/Article.aspx?sn=234702</text:a> </text:p>
      <text:p text:style-name="P15"><text:a xlink:type="simple" xlink:href="http://ieeexplore.ieee.org/xpls/abs_all.jsp?arnumber=6686080">http://ieeexplore.ieee.org/xpls/abs_all.jsp?arnumber=6686080</text:a> </text:p>
      <text:p text:style-name="P12"/>
      <text:p text:style-name="P12"/>
      <text:p text:style-name="P13"><text:a xlink:type="simple" xlink:href="http://papers.nips.cc/paper/4396-iterative-learning-for-reliable-crowdsourcing-systems.pdf">http://papers.nips.cc/paper/4396-iterative-learning-for-reliable-crowdsourcing-systems.pdf</text:a> Majority voting simply chooses hat the majority of workers agree on. When there are many spammers, majority voting is error-prone since it weights all the workers equally. </text:p>
      <text:p text:style-name="P13"/>
      <text:p text:style-name="P42">Selective crowdsourcing Schenk &amp; Guittard: Schenk, E., &amp; Guittard, C. (2011). Towards a <text:soft-page-break/>characterization of crowdsourcing practices. </text:p>
      <text:p text:style-name="P42">Journal of Innovation Economics, 1(7), 93–107. </text:p>
      <text:p text:style-name="P42"/>
      <text:p text:style-name="P43">parts incentivice etc.. <text:a xlink:type="simple" xlink:href="http://www.tandfonline.com/doi/pdf/10.2753/MIS0742-1222260108">http://www.tandfonline.com/doi/pdf/10.2753/MIS0742-1222260108</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09:47:13.307144190</meta:creation-date>
    <meta:generator>LibreOffice/4.2.7.2$Linux_X86_64 LibreOffice_project/420m0$Build-2</meta:generator>
    <dc:date>2015-04-01T16:35:41.262559860</dc:date>
    <meta:editing-duration>PT5H22M17S</meta:editing-duration>
    <meta:editing-cycles>174</meta:editing-cycles>
    <meta:document-statistic meta:table-count="0" meta:image-count="0" meta:object-count="0" meta:page-count="7" meta:paragraph-count="100" meta:word-count="2736" meta:character-count="18160" meta:non-whitespace-character-count="15480"/>
  </office:meta>
</office:document-meta>
</file>